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’s length.</text:p>
      <text:p text:style-name="P3">int() str() float() convert values’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‘’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’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’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’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’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1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2-06T09:49:57.114665155</dc:date>
    <meta:editing-duration>PT1H38M36S</meta:editing-duration>
    <meta:editing-cycles>28</meta:editing-cycles>
    <meta:generator>LibreOffice/24.8.3.2$Linux_X86_64 LibreOffice_project/480$Build-2</meta:generator>
    <meta:document-statistic meta:table-count="0" meta:image-count="0" meta:object-count="0" meta:page-count="6" meta:paragraph-count="199" meta:word-count="954" meta:character-count="5650" meta:non-whitespace-character-count="4560"/>
  </office:meta>
</office:document-meta>
</file>